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ing towards predraft 2</text:p>
          </table:table-cell>
          <table:table-cell office:value-type="string" calcext:value-type="string">
            <text:p>Ing gesrek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towards draft 1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verd draft 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ing on figures</text:p>
          </table:table-cell>
          <table:table-cell office:value-type="string" calcext:value-type="string">
            <text:p>Geogame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KloteLemma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 lemma, do other todo’s</text:p>
          </table:table-cell>
          <table:table-cell table:number-columns-repeated="1021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5:49:33.554192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2-03T15:52:38.299761832</dc:date>
    <meta:editing-cycles>82</meta:editing-cycles>
    <meta:editing-duration>PT4H28M33S</meta:editing-duration>
    <meta:document-statistic meta:table-count="1" meta:cell-count="3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